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AD000000ADF55DF48A59C6DE75.png" manifest:media-type="image/png"/>
  <manifest:file-entry manifest:full-path="Pictures/100065AB000011E1000011E18FBCB70F3DA53B33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amil MN" svg:font-family="'Tamil M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-0.6252in" fo:margin-right="0in" fo:text-indent="0in" style:auto-text-indent="false" style:page-number="auto" fo:background-color="transparent"/>
      <style:text-properties style:font-name="Tamil MN" fo:font-size="48pt" officeooo:rsid="00096feb" officeooo:paragraph-rsid="00096feb" style:font-size-asian="48pt" style:font-size-complex="48pt"/>
    </style:style>
    <style:style style:name="P2" style:family="paragraph" style:parent-style-name="Standard" style:master-page-name="">
      <loext:graphic-properties draw:fill="none"/>
      <style:paragraph-properties fo:margin-left="-0.6252in" fo:margin-right="0.5618in" fo:text-indent="0in" style:auto-text-indent="false" style:page-number="auto" fo:background-color="transparent"/>
      <style:text-properties fo:font-size="44pt" officeooo:rsid="000b6e1f" officeooo:paragraph-rsid="000b6e1f" style:font-size-asian="44pt" style:font-size-complex="44pt"/>
    </style:style>
    <style:style style:name="P3" style:family="paragraph" style:parent-style-name="Standard" style:master-page-name="">
      <loext:graphic-properties draw:fill="none"/>
      <style:paragraph-properties fo:margin-left="-0.6252in" fo:margin-right="-0.6866in" fo:text-indent="0in" style:auto-text-indent="false" style:page-number="auto" fo:background-color="transparent"/>
      <style:text-properties style:font-name="Tamil MN" fo:font-size="48pt" officeooo:rsid="00096feb" officeooo:paragraph-rsid="00096feb" style:font-size-asian="48pt" style:font-size-complex="4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9.3146in" svg:y="-0.139in" svg:width="2.3799in" svg:height="2.3799in" draw:z-index="0"><draw:image xlink:href="Pictures/100065AB000011E1000011E18FBCB70F3DA53B33.svg" xlink:type="simple" xlink:show="embed" xlink:actuate="onLoad" loext:mime-type="image/svg+xml"/><draw:image xlink:href="Pictures/10000201000000AD000000ADF55DF48A59C6DE75.png" xlink:type="simple" xlink:show="embed" xlink:actuate="onLoad"/></draw:frame></text:p>
      <text:p text:style-name="P3"><text:s text:c="2"/>MonteCarloMeasurements.jl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amil MN" svg:font-family="'Tamil M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126in" style:type="center"/>
          <style:tab-stop style:position="10.4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3in" fo:page-height="4in" style:num-format="1" style:print-orientation="landscape" fo:margin-top="0.7874in" fo:margin-bottom="0.7874in" fo:margin-left="0.511in" fo:margin-right="0.74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09:55:17.548899336</meta:creation-date>
    <dc:date>2019-05-07T10:44:00.650304380</dc:date>
    <meta:editing-duration>PT7M7S</meta:editing-duration>
    <meta:editing-cycles>2</meta:editing-cycles>
    <meta:generator>LibreOffice/6.0.5.2$Linux_X86_64 LibreOffice_project/00$Build-2</meta:generator>
    <meta:document-statistic meta:table-count="0" meta:image-count="1" meta:object-count="0" meta:page-count="1" meta:paragraph-count="1" meta:word-count="1" meta:character-count="27" meta:non-whitespace-character-count="25"/>
  </office:meta>
</office:document-meta>
</file>